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a21b" officeooo:paragraph-rsid="0015a21b"/>
    </style:style>
    <style:style style:name="P2" style:family="paragraph" style:parent-style-name="Standard">
      <style:text-properties officeooo:rsid="0015a21b" officeooo:paragraph-rsid="00161b2b"/>
    </style:style>
    <style:style style:name="P3" style:family="paragraph" style:parent-style-name="Standard">
      <style:text-properties officeooo:paragraph-rsid="0015a21b"/>
    </style:style>
    <style:style style:name="P4" style:family="paragraph" style:parent-style-name="Standard">
      <style:text-properties officeooo:rsid="00170c36" officeooo:paragraph-rsid="00170c36"/>
    </style:style>
    <style:style style:name="P5" style:family="paragraph" style:parent-style-name="Standard">
      <style:text-properties officeooo:rsid="00178b90" officeooo:paragraph-rsid="00178b90"/>
    </style:style>
    <style:style style:name="P6" style:family="paragraph" style:parent-style-name="Standard">
      <style:text-properties officeooo:rsid="00198374" officeooo:paragraph-rsid="00198374"/>
    </style:style>
    <style:style style:name="P7" style:family="paragraph" style:parent-style-name="Standard">
      <style:text-properties officeooo:rsid="00198374" officeooo:paragraph-rsid="001acfff"/>
    </style:style>
    <style:style style:name="P8" style:family="paragraph" style:parent-style-name="Standard">
      <style:text-properties officeooo:paragraph-rsid="001acae8"/>
    </style:style>
    <style:style style:name="P9" style:family="paragraph" style:parent-style-name="Standard">
      <style:text-properties officeooo:rsid="001acfff" officeooo:paragraph-rsid="001acfff"/>
    </style:style>
    <style:style style:name="P10" style:family="paragraph" style:parent-style-name="Standard">
      <style:text-properties officeooo:rsid="001d8e75" officeooo:paragraph-rsid="001d8e75"/>
    </style:style>
    <style:style style:name="P11" style:family="paragraph" style:parent-style-name="Standard">
      <style:text-properties officeooo:paragraph-rsid="001d8e75"/>
    </style:style>
    <style:style style:name="P12" style:family="paragraph" style:parent-style-name="Standard">
      <style:text-properties officeooo:rsid="001d8e75" officeooo:paragraph-rsid="001d8e75"/>
    </style:style>
    <style:style style:name="P13" style:family="paragraph" style:parent-style-name="Standard">
      <style:text-properties officeooo:rsid="001d8e75" officeooo:paragraph-rsid="00203ec6"/>
    </style:style>
    <style:style style:name="T1" style:family="text">
      <style:text-properties officeooo:rsid="0015a21b"/>
    </style:style>
    <style:style style:name="T2" style:family="text">
      <style:text-properties officeooo:rsid="00161b2b"/>
    </style:style>
    <style:style style:name="T3" style:family="text">
      <style:text-properties officeooo:rsid="00198374"/>
    </style:style>
    <style:style style:name="T4" style:family="text">
      <style:text-properties officeooo:rsid="001acae8"/>
    </style:style>
    <style:style style:name="T5" style:family="text">
      <style:text-properties officeooo:rsid="00178b90"/>
    </style:style>
    <style:style style:name="T6" style:family="text">
      <style:text-properties officeooo:rsid="001b3939"/>
    </style:style>
    <style:style style:name="T7" style:family="text">
      <style:text-properties officeooo:rsid="001f8d31"/>
    </style:style>
    <style:style style:name="T8" style:family="text">
      <style:text-properties officeooo:rsid="001d8e75"/>
    </style:style>
    <style:style style:name="T9" style:family="text">
      <style:text-properties officeooo:rsid="00203ec6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SELECT CodigoOficina,Ciudad FROM Oficinas</text:p>
      <text:p text:style-name="P1"/>
      <text:p text:style-name="P1">2. SELECT Count(CodigoEmpleado) FROM Empleados</text:p>
      <text:p text:style-name="P1"/>
      <text:p text:style-name="P1">3. SELECT Count(CodigoCliente),Pais FROM Clientes GROUP BY Pais</text:p>
      <text:p text:style-name="P1"/>
      <text:p text:style-name="P2">4. SELECT AVG(Cantidad) FROM Pagos WHERE FechaPago LIKE '2006%';</text:p>
      <text:p text:style-name="P1"/>
      <text:p text:style-name="P3"><text:span text:style-name="T1">5. SELECT Count(CodigoPedido),Estado FROM Pedidos GROUP BY Estado ORDER BY </text:span><text:span text:style-name="T2">Count(CodigoPedido) DESC</text:span><text:span text:style-name="T1"> ;</text:span></text:p>
      <text:p text:style-name="P3"/>
      <text:p text:style-name="P1">6. SELECT MIN(PrecioVenta),MAX(PrecioVenta) FROM Productos;</text:p>
      <text:p text:style-name="P1"/>
      <text:p text:style-name="P4">7. SELECT Ciudad,Telefono FROM Oficinas WHERE Pais LIKE 'Estados Unidos';</text:p>
      <text:p text:style-name="P4"/>
      <text:p text:style-name="P4">8. SELECT Nombre,Apellido1,Apellido2,Email FROM Empleados WHERE Nombre LIKE 'Alberto';</text:p>
      <text:p text:style-name="P4"/>
      <text:p text:style-name="P4">9. SELECT Puesto,Nombre,Apellido1,Apellido2,Email FROM Empleados WHERE CodigoJefe IS NULL;</text:p>
      <text:p text:style-name="P4"/>
      <text:p text:style-name="P5">10. SELECT Puesto,Nombre,Apellido1,Apellido2,Email FROM Empleados WHERE CodigoJefe IS NULL;</text:p>
      <text:p text:style-name="P5"/>
      <text:p text:style-name="P5">11. SELECT Count(CodigoCliente) FROM Clientes;</text:p>
      <text:p text:style-name="P5"/>
      <text:p text:style-name="P5">12. SELECT NombreCliente FROM Clientes WHERE Pais LIKE 'España';</text:p>
      <text:p text:style-name="P5"/>
      <text:p text:style-name="P5">13. SELECT Count(CodigoCliente),Pais FROM Clientes GROUP BY Pais;</text:p>
      <text:p text:style-name="P5"/>
      <text:p text:style-name="P5">14. SELECT Count(CodigoCliente),Ciudad FROM Clientes WHERE Ciudad LIKE 'Madrid' GROUP BY Ciudad;</text:p>
      <text:p text:style-name="P5"/>
      <text:p text:style-name="P7">15. SELECT Count(CodigoCliente),Ciudad FROM Clientes WHERE Ciudad LIKE <text:span text:style-name="T5">'</text:span>M%<text:span text:style-name="T5">'</text:span>;</text:p>
      <text:p text:style-name="P6"/>
      <text:p text:style-name="P8"><text:span text:style-name="T4">16. </text:span><text:span text:style-name="T3">SELECT </text:span><text:span text:style-name="T4">CodigoEmpleadoRepVentas</text:span><text:span text:style-name="T3">,C</text:span><text:span text:style-name="T4">ount(CodigoCliente)</text:span><text:span text:style-name="T3"> FROM </text:span><text:span text:style-name="T4">Clientes GROUP BY CodigoEmpleadoRepVentas</text:span><text:span text:style-name="T3">;</text:span></text:p>
      <text:p text:style-name="P8"/>
      <text:p text:style-name="P9">17. SELECT Count(CodigoCliente) FROM Clientes WHERE CodigoEmpleadoRepVentas IS NULL;</text:p>
      <text:p text:style-name="P9"/>
      <text:p text:style-name="P9">18. <text:s/>SELECT <text:span text:style-name="T6">maximo=MAX(YEAR(</text:span>FechaPago)<text:span text:style-name="T6">)</text:span>,<text:span text:style-name="T6">YEAR(</text:span>MAX(FechaPago)<text:span text:style-name="T6">)</text:span> FROM <text:tab/>Pagos GROUP BY CodigoCliente;</text:p>
      <text:p text:style-name="P9"/>
      <text:p text:style-name="P9">19. SELECT CodigoCliente FROM Pagos WHERE FechaPago=<text:span text:style-name="T5">'</text:span>2008%<text:span text:style-name="T5">'</text:span>;</text:p>
      <text:p text:style-name="P9"/>
      <text:p text:style-name="P9">20. SELECT Estado FROM Pedidos GROUP BY Estado;</text:p>
      <text:p text:style-name="P8"/>
      <text:p text:style-name="P10">21. SELECT CodigoPedido,CodigoCliente,FechaEntrega,FechaEsperada FROM Pedidos WHERE FechaEntrega&gt;FechaEsperada;</text:p>
      <text:p text:style-name="P6"/>
      <text:p text:style-name="P11"><text:span text:style-name="T8">22. SELECT Co</text:span><text:span text:style-name="T7">digoPedido</text:span><text:span text:style-name="T8">,</text:span><text:span text:style-name="T7">SUM(Cantidad)</text:span><text:span text:style-name="T8"> FROM DetallePedidos GROUP BY </text:span><text:span text:style-name="T7">CodigoPedido</text:span><text:span text:style-name="T8">;</text:span></text:p>
      <text:p text:style-name="P10"><text:soft-page-break/></text:p>
      <text:p text:style-name="P10">23. <text:span text:style-name="T7">SELECT CodigoProducto,SUM(Cantidad) FROM DetallePedidos GROUP BY CodigoProducto ORDER BY SUM(Cantidad)DESC LIMIT 20;</text:span></text:p>
      <text:p text:style-name="P10"/>
      <text:p text:style-name="P10">24. <text:span text:style-name="T9">SELECT CodigoCliente,CodigoPedido,FechaEntrega,FechaPedido FROM Pedido WHERE (FechaEntrega&lt;=(FechaEsperada-2)); WHERE (FechaEntrega-FechaEsperada)&lt;2;</text:span></text:p>
      <text:p text:style-name="P10"/>
      <text:p text:style-name="P10">25. <text:span text:style-name="T9">SELECT (SUM(PrecioUnidad*Cantidad)AS BaseImp SUM(PrecioUnidad*Cantidad)*0,18 AS IVA SUM(PrecioUnidad*Cantidad)+SUM(PrecioUnidad*Cantidad)*0,18 AS Total FROM DetallePedidos;</text:span></text:p>
      <text:p text:style-name="P10"/>
      <text:p text:style-name="P13">26. <text:span text:style-name="T9">SELECT (SUM(PrecioUnidad*Cantidad)AS BaseImp SUM(PrecioUnidad*Cantidad)*0,18 AS IVA SUM(PrecioUnidad*Cantidad)+SUM(PrecioUnidad*Cantidad)*0,18 AS Total FROM DetallePedidos WHERE CodigoProducto LIKE </text:span><text:span text:style-name="T5">'</text:span><text:span text:style-name="T9">FR%</text:span><text:span text:style-name="T5">'</text:span><text:span text:style-name="T9"> GROUP BY CodigoProducto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5:39:01.074097921</meta:creation-date>
    <dc:date>2022-01-21T15:11:01.881493146</dc:date>
    <meta:editing-duration>PT49M2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26" meta:word-count="233" meta:character-count="2326" meta:non-whitespace-character-count="2117"/>
  </office:meta>
</office:document-meta>
</file>